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2.732cm"/>
    </style:style>
    <style:style style:name="co6" style:family="table-column">
      <style:table-column-properties fo:break-before="auto" style:column-width="4.5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svg:stroke-width="0.1cm" svg:stroke-color="#ff00ff" draw:marker-start-width="0.35cm" draw:marker-end-width="0.35cm" svg:stroke-opacity="50%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psyntax.pp</text:p>
          </table:table-cell>
          <table:table-cell/>
          <table:table-cell office:value-type="string">
            <text:p>C++ find-free</text:p>
          </table:table-cell>
          <table:table-cell office:value-type="string">
            <text:p>C++ find-sets</text:p>
          </table:table-cell>
          <table:table-cell office:value-type="string">
            <text:p>C++ set-union</text:p>
          </table:table-cell>
          <table:table-cell office:value-type="string">
            <text:p>$append-map1-with-tail-sum</text:p>
            <text:p>append-&gt;append!</text:p>
          </table:table-cell>
          <table:table-cell office:value-type="string">
            <text:p>alist-&gt;eq-hash-table</text:p>
          </table:table-cell>
          <table:table-cell office:value-type="string">
            <text:p>set-union</text:p>
            <text:p>eq-hash-table</text:p>
          </table:table-cell>
          <table:table-cell office:value-type="string">
            <text:p>append-&gt;append2</text:p>
          </table:table-cell>
          <table:table-cell office:value-type="string">
            <text:p>code-builder</text:p>
          </table:table-cell>
          <table:table-cell office:value-type="string">
            <text:p>Removed cons source info</text:p>
          </table:table-cell>
          <table:table-cell office:value-type="string">
            <text:p>%set-union</text:p>
            <text:p>-&gt;append2</text:p>
          </table:table-cell>
          <table:table-cell office:value-type="string">
            <text:p>Removed set-union for set!</text:p>
          </table:table-cell>
          <table:table-cell office:value-type="string">
            <text:p>pass4/fixup-label</text:p>
            <text:p>+remove internal define</text:p>
          </table:table-cell>
          <table:table-cell office:value-type="string">
            <text:p>eliminate closure create</text:p>
          </table:table-cell>
          <table:table-cell office:value-type="string">
            <text:p>inlined car,cdr,cons</text:p>
          </table:table-cell>
          <table:table-cell office:value-type="string">
            <text:p>code combine on C++</text:p>
          </table:table-cell>
        </table:table-row>
        <table:table-row table:style-name="ro3">
          <table:table-cell/>
          <table:table-cell office:value-type="string">
            <text:p>Mosh</text:p>
          </table:table-cell>
          <table:table-cell office:value-type="float" office:value="12.285">
            <text:p>12.29</text:p>
          </table:table-cell>
          <table:table-cell office:value-type="float" office:value="10.054">
            <text:p>10.05</text:p>
          </table:table-cell>
          <table:table-cell office:value-type="float" office:value="9.548">
            <text:p>9.55</text:p>
          </table:table-cell>
          <table:table-cell office:value-type="float" office:value="9.528">
            <text:p>9.53</text:p>
          </table:table-cell>
          <table:table-cell office:value-type="float" office:value="7.573">
            <text:p>7.57</text:p>
          </table:table-cell>
          <table:table-cell office:value-type="float" office:value="5.984">
            <text:p>5.98</text:p>
          </table:table-cell>
          <table:table-cell office:value-type="float" office:value="4.396">
            <text:p>4.4</text:p>
          </table:table-cell>
          <table:table-cell office:value-type="float" office:value="4.3">
            <text:p>4.3</text:p>
          </table:table-cell>
          <table:table-cell office:value-type="float" office:value="3.051">
            <text:p>3.05</text:p>
          </table:table-cell>
          <table:table-cell office:value-type="float" office:value="2.893">
            <text:p>2.89</text:p>
          </table:table-cell>
          <table:table-cell office:value-type="float" office:value="2.651">
            <text:p>2.65</text:p>
          </table:table-cell>
          <table:table-cell office:value-type="float" office:value="2.351">
            <text:p>2.35</text:p>
          </table:table-cell>
          <table:table-cell office:value-type="float" office:value="1.756">
            <text:p>1.76</text:p>
          </table:table-cell>
          <table:table-cell office:value-type="float" office:value="1.3">
            <text:p>1.3</text:p>
          </table:table-cell>
          <table:table-cell office:value-type="float" office:value="0.969">
            <text:p>0.97</text:p>
          </table:table-cell>
          <table:table-cell office:value-type="float" office:value="0.868">
            <text:p>0.87</text:p>
          </table:table-cell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8" office:value-type="float" office:value="0.442">
            <text:p>0.44</text:p>
          </table:table-cell>
          <table:table-cell table:number-columns-repeated="8" office:value-type="float" office:value="0.4">
            <text:p>0.4</text:p>
          </table:table-cell>
        </table:table-row>
        <table:table-row table:style-name="ro1">
          <table:table-cell/>
          <table:table-cell>
            <draw:frame table:end-cell-address="表1.J41" table:end-x="1.535cm" table:end-y="0.353cm" draw:z-index="0" draw:style-name="gr1" svg:width="25.531cm" svg:height="14.847cm" svg:x="0cm" svg:y="0.39cm">
              <draw:object draw:notify-on-update-of-ranges="表1.C3:表1.AG3 表1.B4:表1.B4 表1.C4:表1.AG4 表1.B5:表1.B5 表1.C5:表1.A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4"/>
          <table:table-cell>
            <draw:custom-shape table:end-cell-address="表1.E35" table:end-x="2.756cm" table:end-y="0.063cm" draw:z-index="1" draw:style-name="gr2" draw:text-style-name="P1" svg:width="2.023cm" svg:height="2.023cm" svg:x="0.733cm" svg:y="0.16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number-columns-repeated="13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7">2008/07/07</text:date>, <text:time>23:55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6-13T15:48:27</meta:creation-date>
    <dc:creator>taro</dc:creator>
    <dc:date>2008-07-07T23:55:20</dc:date>
    <meta:editing-cycles>20</meta:editing-cycles>
    <meta:editing-duration>P1DT4H37M49S</meta:editing-duration>
    <meta:user-defined meta:name="Info 1"/>
    <meta:user-defined meta:name="Info 2"/>
    <meta:user-defined meta:name="Info 3"/>
    <meta:user-defined meta:name="Info 4"/>
    <meta:document-statistic meta:table-count="3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2949752808pt" style:font-size-asian="12.9962949752808pt" style:font-size-complex="12.9962949752808pt"/>
    </style:style>
    <style:style style:name="ch3" style:family="chart">
      <style:graphic-properties draw:stroke="none" svg:stroke-color="#b3b3b3" draw:fill="none" draw:fill-color="#e6e6e6"/>
      <style:text-properties fo:font-size="7.99772024154663pt" style:font-size-asian="7.99772024154663pt" style:font-size-complex="7.9977202415466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9743556976318pt" style:font-size-asian="8.99743556976318pt" style:font-size-complex="8.9974355697631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39cm" svg:height="7.016cm" chart:class="chart:line" chart:style-name="ch1">
        <chart:title svg:x="3.787cm" svg:y="0.148cm" chart:style-name="ch2">
          <text:p>psyntax.pp</text:p>
        </chart:title>
        <chart:legend chart:legend-position="end" svg:x="7.996cm" svg:y="3.035cm" chart:style-name="ch3"/>
        <chart:plot-area chart:style-name="ch4" table:cell-range-address="表1.C3:表1.AG5 表1.B4:表1.AG5 表1.B3:表1.B3" chart:data-source-has-labels="both" svg:x="0.149cm" svg:y="0.783cm" svg:width="7.637cm" svg:height="5.95cm">
          <chart:axis chart:dimension="x" chart:name="primary-x" chart:style-name="ch5">
            <chart:categories table:cell-range-address="表1.C3:表1.AG3"/>
          </chart:axis>
          <chart:axis chart:dimension="y" chart:name="primary-y" chart:style-name="ch5">
            <chart:title svg:x="0.206cm" svg:y="4.011cm" chart:style-name="ch6">
              <text:p>sec</text:p>
            </chart:title>
            <chart:grid chart:style-name="ch7" chart:class="major"/>
          </chart:axis>
          <chart:series chart:style-name="ch8" chart:values-cell-range-address="表1.C4:表1.AG4" chart:label-cell-address="表1.B4:表1.B4" chart:class="chart:line">
            <chart:data-point chart:repeated="31"/>
          </chart:series>
          <chart:series chart:style-name="ch9" chart:values-cell-range-address="表1.C5:表1.AG5" chart:label-cell-address="表1.B5:表1.B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++ find-free</text:p>
              </table:table-cell>
              <table:table-cell office:value-type="string">
                <text:p>C++ find-sets</text:p>
              </table:table-cell>
              <table:table-cell office:value-type="string">
                <text:p>C++ set-union</text:p>
              </table:table-cell>
              <table:table-cell office:value-type="string">
                <text:p>$append-map1-with-tail-sum
append-&gt;append!</text:p>
              </table:table-cell>
              <table:table-cell office:value-type="string">
                <text:p>alist-&gt;eq-hash-table</text:p>
              </table:table-cell>
              <table:table-cell office:value-type="string">
                <text:p>set-union
eq-hash-table</text:p>
              </table:table-cell>
              <table:table-cell office:value-type="string">
                <text:p>append-&gt;append2</text:p>
              </table:table-cell>
              <table:table-cell office:value-type="string">
                <text:p>code-builder</text:p>
              </table:table-cell>
              <table:table-cell office:value-type="string">
                <text:p>Removed cons source info</text:p>
              </table:table-cell>
              <table:table-cell office:value-type="string">
                <text:p>%set-union
-&gt;append2</text:p>
              </table:table-cell>
              <table:table-cell office:value-type="string">
                <text:p>Removed set-union for set!</text:p>
              </table:table-cell>
              <table:table-cell office:value-type="string">
                <text:p>pass4/fixup-label
+remove internal define</text:p>
              </table:table-cell>
              <table:table-cell office:value-type="string">
                <text:p>eliminate closure create</text:p>
              </table:table-cell>
              <table:table-cell office:value-type="string">
                <text:p>inlined car,cdr,cons</text:p>
              </table:table-cell>
              <table:table-cell office:value-type="string">
                <text:p>code combine on C++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2.285">
                <text:p>12.285</text:p>
              </table:table-cell>
              <table:table-cell office:value-type="float" office:value="10.054">
                <text:p>10.054</text:p>
              </table:table-cell>
              <table:table-cell office:value-type="float" office:value="9.548">
                <text:p>9.548</text:p>
              </table:table-cell>
              <table:table-cell office:value-type="float" office:value="9.528">
                <text:p>9.528</text:p>
              </table:table-cell>
              <table:table-cell office:value-type="float" office:value="7.573">
                <text:p>7.573</text:p>
              </table:table-cell>
              <table:table-cell office:value-type="float" office:value="5.984">
                <text:p>5.984</text:p>
              </table:table-cell>
              <table:table-cell office:value-type="float" office:value="4.396">
                <text:p>4.396</text:p>
              </table:table-cell>
              <table:table-cell office:value-type="float" office:value="4.3">
                <text:p>4.3</text:p>
              </table:table-cell>
              <table:table-cell office:value-type="float" office:value="3.051">
                <text:p>3.051</text:p>
              </table:table-cell>
              <table:table-cell office:value-type="float" office:value="2.893">
                <text:p>2.893</text:p>
              </table:table-cell>
              <table:table-cell office:value-type="float" office:value="2.651">
                <text:p>2.651</text:p>
              </table:table-cell>
              <table:table-cell office:value-type="float" office:value="2.351">
                <text:p>2.351</text:p>
              </table:table-cell>
              <table:table-cell office:value-type="float" office:value="1.756">
                <text:p>1.756</text:p>
              </table:table-cell>
              <table:table-cell office:value-type="float" office:value="1.3">
                <text:p>1.3</text:p>
              </table:table-cell>
              <table:table-cell office:value-type="float" office:value="0.969">
                <text:p>0.969</text:p>
              </table:table-cell>
              <table:table-cell office:value-type="float" office:value="0.868">
                <text:p>0.8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